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LLANOS GUTIERREZ, ED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LLANOS GUTIERREZ, ED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JA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9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LANOS GUTIERREZ, ED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693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9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8T23:58:5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